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22.895cm" fo:margin-left="0.229cm" fo:margin-top="0cm" fo:margin-bottom="0cm" table:align="left" style:writing-mode="page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6cm"/>
    </style:style>
    <style:style style:name="Tabulka1.1" style:family="table-row">
      <style:table-row-properties style:min-row-height="0.998cm" fo:keep-together="auto"/>
    </style:style>
    <style:style style:name="Tabulka1.A1" style:family="table-cell">
      <style:table-cell-properties fo:padding-left="0.018cm" fo:padding-right="0.018cm" fo:padding-top="0cm" fo:padding-bottom="0cm" fo:border="1pt solid #000000"/>
    </style:style>
    <style:style style:name="Tabulka1.2" style:family="table-row">
      <style:table-row-properties style:min-row-height="0.822cm" fo:keep-together="auto"/>
    </style:style>
    <style:style style:name="Tabulka1.3" style:family="table-row">
      <style:table-row-properties style:min-row-height="1.27cm" fo:keep-together="auto"/>
    </style:style>
    <style:style style:name="Tabulka1.4" style:family="table-row">
      <style:table-row-properties style:min-row-height="1.404cm" fo:keep-together="auto"/>
    </style:style>
    <style:style style:name="Tabulka1.5" style:family="table-row">
      <style:table-row-properties style:min-row-height="1.446cm" fo:keep-together="auto"/>
    </style:style>
    <style:style style:name="Tabulka2" style:family="table">
      <style:table-properties style:width="23.058cm" fo:margin-left="0.194cm" fo:margin-top="0cm" fo:margin-bottom="0cm" table:align="left" style:writing-mode="page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9cm"/>
    </style:style>
    <style:style style:name="Tabulka2.C" style:family="table-column">
      <style:table-column-properties style:column-width="5.766cm"/>
    </style:style>
    <style:style style:name="Tabulka2.D" style:family="table-column">
      <style:table-column-properties style:column-width="5.263cm"/>
    </style:style>
    <style:style style:name="Tabulka2.E" style:family="table-column">
      <style:table-column-properties style:column-width="5.385cm"/>
    </style:style>
    <style:style style:name="Tabulka2.1" style:family="table-row">
      <style:table-row-properties style:min-row-height="0.568cm" fo:keep-together="auto"/>
    </style:style>
    <style:style style:name="Tabulka2.A1" style:family="table-cell">
      <style:table-cell-properties fo:background-color="#cccccc" fo:padding-left="0.009cm" fo:padding-right="0.009cm" fo:padding-top="0cm" fo:padding-bottom="0cm" fo:border="0.5pt solid #000000">
        <style:background-image/>
      </style:table-cell-properties>
    </style:style>
    <style:style style:name="Tabulka2.2" style:family="table-row">
      <style:table-row-properties style:min-row-height="1.552cm" fo:keep-together="auto"/>
    </style:style>
    <style:style style:name="Tabulka2.A2" style:family="table-cell">
      <style:table-cell-properties fo:padding-left="0.009cm" fo:padding-right="0.009cm" fo:padding-top="0cm" fo:padding-bottom="0cm" fo:border="0.5pt solid #000000"/>
    </style:style>
    <style:style style:name="Tabulka2.B2" style:family="table-cell">
      <style:table-cell-properties fo:padding-left="0.009cm" fo:padding-right="0.009cm" fo:padding-top="0cm" fo:padding-bottom="0cm" fo:border="0.5pt solid #000000"/>
    </style:style>
    <style:style style:name="Tabulka2.C2" style:family="table-cell">
      <style:table-cell-properties fo:padding-left="0.009cm" fo:padding-right="0.009cm" fo:padding-top="0cm" fo:padding-bottom="0cm" fo:border="0.5pt solid #000000"/>
    </style:style>
    <style:style style:name="Tabulka2.D2" style:family="table-cell">
      <style:table-cell-properties fo:padding-left="0.009cm" fo:padding-right="0.009cm" fo:padding-top="0cm" fo:padding-bottom="0cm" fo:border="0.5pt solid #000000"/>
    </style:style>
    <style:style style:name="Tabulka2.E2" style:family="table-cell">
      <style:table-cell-properties fo:padding-left="0.009cm" fo:padding-right="0.009cm" fo:padding-top="0cm" fo:padding-bottom="0cm" fo:border="0.5pt solid #000000"/>
    </style:style>
    <style:style style:name="Tabulka2.3" style:family="table-row">
      <style:table-row-properties style:min-row-height="1.547cm" fo:keep-together="auto"/>
    </style:style>
    <style:style style:name="Tabulka2.A3" style:family="table-cell">
      <style:table-cell-properties fo:padding-left="0.009cm" fo:padding-right="0.009cm" fo:padding-top="0cm" fo:padding-bottom="0cm" fo:border="0.5pt solid #000000"/>
    </style:style>
    <style:style style:name="Tabulka2.B3" style:family="table-cell">
      <style:table-cell-properties fo:padding-left="0.009cm" fo:padding-right="0.009cm" fo:padding-top="0cm" fo:padding-bottom="0cm" fo:border="0.5pt solid #000000"/>
    </style:style>
    <style:style style:name="Tabulka2.C3" style:family="table-cell">
      <style:table-cell-properties fo:padding-left="0.009cm" fo:padding-right="0.009cm" fo:padding-top="0cm" fo:padding-bottom="0cm" fo:border="0.5pt solid #000000"/>
    </style:style>
    <style:style style:name="Tabulka2.D3" style:family="table-cell">
      <style:table-cell-properties fo:padding-left="0.009cm" fo:padding-right="0.009cm" fo:padding-top="0cm" fo:padding-bottom="0cm" fo:border="0.5pt solid #000000"/>
    </style:style>
    <style:style style:name="Tabulka2.E3" style:family="table-cell">
      <style:table-cell-properties fo:padding-left="0.009cm" fo:padding-right="0.009cm" fo:padding-top="0cm" fo:padding-bottom="0cm" fo:border="0.5pt solid #000000"/>
    </style:style>
    <style:style style:name="Tabulka2.4" style:family="table-row">
      <style:table-row-properties style:min-row-height="3.618cm" fo:keep-together="auto"/>
    </style:style>
    <style:style style:name="Tabulka2.A4" style:family="table-cell">
      <style:table-cell-properties fo:padding-left="0.009cm" fo:padding-right="0.009cm" fo:padding-top="0cm" fo:padding-bottom="0cm" fo:border="0.5pt solid #000000"/>
    </style:style>
    <style:style style:name="Tabulka2.B4" style:family="table-cell">
      <style:table-cell-properties fo:padding-left="0.009cm" fo:padding-right="0.009cm" fo:padding-top="0cm" fo:padding-bottom="0cm" fo:border="0.5pt solid #000000"/>
    </style:style>
    <style:style style:name="Tabulka2.C4" style:family="table-cell">
      <style:table-cell-properties fo:padding-left="0.009cm" fo:padding-right="0.009cm" fo:padding-top="0cm" fo:padding-bottom="0cm" fo:border="0.5pt solid #000000"/>
    </style:style>
    <style:style style:name="Tabulka2.D4" style:family="table-cell">
      <style:table-cell-properties fo:padding-left="0.009cm" fo:padding-right="0.009cm" fo:padding-top="0cm" fo:padding-bottom="0cm" fo:border="0.5pt solid #000000"/>
    </style:style>
    <style:style style:name="Tabulka2.E4" style:family="table-cell">
      <style:table-cell-properties fo:padding-left="0.009cm" fo:padding-right="0.009cm" fo:padding-top="0cm" fo:padding-bottom="0cm" fo:border="0.5pt solid #000000"/>
    </style:style>
    <style:style style:name="Tabulka2.5" style:family="table-row">
      <style:table-row-properties style:min-row-height="0.96cm" fo:keep-together="auto"/>
    </style:style>
    <style:style style:name="Tabulka2.A5" style:family="table-cell">
      <style:table-cell-properties fo:padding-left="0.009cm" fo:padding-right="0.009cm" fo:padding-top="0cm" fo:padding-bottom="0cm" fo:border="0.5pt solid #000000"/>
    </style:style>
    <style:style style:name="Tabulka2.B5" style:family="table-cell">
      <style:table-cell-properties fo:padding-left="0.009cm" fo:padding-right="0.009cm" fo:padding-top="0cm" fo:padding-bottom="0cm" fo:border="0.5pt solid #000000"/>
    </style:style>
    <style:style style:name="Tabulka2.C5" style:family="table-cell">
      <style:table-cell-properties fo:padding-left="0.009cm" fo:padding-right="0.009cm" fo:padding-top="0cm" fo:padding-bottom="0cm" fo:border="0.5pt solid #000000"/>
    </style:style>
    <style:style style:name="Tabulka2.D5" style:family="table-cell">
      <style:table-cell-properties fo:padding-left="0.009cm" fo:padding-right="0.009cm" fo:padding-top="0cm" fo:padding-bottom="0cm" fo:border="0.5pt solid #000000"/>
    </style:style>
    <style:style style:name="Tabulka2.E5" style:family="table-cell">
      <style:table-cell-properties fo:padding-left="0.009cm" fo:padding-right="0.009cm" fo:padding-top="0cm" fo:padding-bottom="0cm" fo:border="0.5pt solid #000000"/>
    </style:style>
    <style:style style:name="Tabulka2.6" style:family="table-row">
      <style:table-row-properties style:min-row-height="0.882cm" fo:keep-together="auto"/>
    </style:style>
    <style:style style:name="Tabulka2.A6" style:family="table-cell">
      <style:table-cell-properties fo:padding-left="0.009cm" fo:padding-right="0.009cm" fo:padding-top="0cm" fo:padding-bottom="0cm" fo:border="0.5pt solid #000000"/>
    </style:style>
    <style:style style:name="Tabulka2.B6" style:family="table-cell">
      <style:table-cell-properties fo:padding-left="0.009cm" fo:padding-right="0.009cm" fo:padding-top="0cm" fo:padding-bottom="0cm" fo:border="0.5pt solid #000000"/>
    </style:style>
    <style:style style:name="Tabulka2.C6" style:family="table-cell">
      <style:table-cell-properties fo:padding-left="0.009cm" fo:padding-right="0.009cm" fo:padding-top="0cm" fo:padding-bottom="0cm" fo:border="0.5pt solid #000000"/>
    </style:style>
    <style:style style:name="Tabulka2.D6" style:family="table-cell">
      <style:table-cell-properties fo:padding-left="0.009cm" fo:padding-right="0.009cm" fo:padding-top="0cm" fo:padding-bottom="0cm" fo:border="0.5pt solid #000000"/>
    </style:style>
    <style:style style:name="Tabulka2.E6" style:family="table-cell">
      <style:table-cell-properties fo:padding-left="0.009cm" fo:padding-right="0.009cm" fo:padding-top="0cm" fo:padding-bottom="0cm" fo:border="0.5pt solid #000000"/>
    </style:style>
    <style:style style:name="P1" style:family="paragraph" style:parent-style-name="Table_20_Paragraph">
      <style:paragraph-properties fo:margin-left="0.406cm" fo:margin-right="0cm" fo:margin-top="0.005cm" fo:margin-bottom="0cm" style:contextual-spacing="false"/>
    </style:style>
    <style:style style:name="P2" style:family="paragraph" style:parent-style-name="Table_20_Paragraph">
      <style:paragraph-properties fo:margin-left="0.194cm" fo:margin-right="0cm" fo:margin-top="0.005cm" fo:margin-bottom="0cm" style:contextual-spacing="false"/>
    </style:style>
    <style:style style:name="P3" style:family="paragraph" style:parent-style-name="Table_20_Paragraph">
      <style:paragraph-properties fo:margin-left="0.385cm" fo:margin-right="0cm" fo:margin-top="0.007cm" fo:margin-bottom="0cm" style:contextual-spacing="false"/>
    </style:style>
    <style:style style:name="P4" style:family="paragraph" style:parent-style-name="Table_20_Paragraph">
      <style:paragraph-properties fo:margin-left="0.023cm" fo:margin-right="0.002cm" fo:margin-top="0.014cm" fo:margin-bottom="0cm" style:contextual-spacing="false" fo:text-align="center" style:justify-single-word="false"/>
    </style:style>
    <style:style style:name="P5" style:family="paragraph" style:parent-style-name="Table_20_Paragraph">
      <style:paragraph-properties fo:margin-left="0.023cm" fo:margin-right="0.002cm" fo:text-align="center" style:justify-single-word="false"/>
    </style:style>
    <style:style style:name="P6" style:family="paragraph" style:parent-style-name="Table_20_Paragraph">
      <style:paragraph-properties fo:margin-left="0.023cm" fo:margin-right="0cm" fo:text-align="center" style:justify-single-word="false"/>
    </style:style>
    <style:style style:name="P7" style:family="paragraph" style:parent-style-name="Table_20_Paragraph">
      <style:paragraph-properties fo:margin-left="0.023cm" fo:margin-right="0cm" fo:margin-top="0.228cm" fo:margin-bottom="0cm" style:contextual-spacing="false" fo:text-align="center" style:justify-single-word="false"/>
    </style:style>
    <style:style style:name="P8" style:family="paragraph" style:parent-style-name="Table_20_Paragraph">
      <style:paragraph-properties fo:margin-left="0.023cm" fo:margin-right="0cm" fo:margin-top="0.189cm" fo:margin-bottom="0cm" style:contextual-spacing="false" fo:text-align="center" style:justify-single-word="false"/>
    </style:style>
    <style:style style:name="P9" style:family="paragraph" style:parent-style-name="Table_20_Paragraph">
      <style:paragraph-properties fo:margin-left="0.37cm" fo:margin-right="0cm" fo:margin-top="0.014cm" fo:margin-bottom="0cm" style:contextual-spacing="false"/>
    </style:style>
    <style:style style:name="P10" style:family="paragraph" style:parent-style-name="Table_20_Paragraph">
      <style:paragraph-properties fo:margin-left="0.367cm" fo:margin-right="0cm" fo:margin-top="0.014cm" fo:margin-bottom="0cm" style:contextual-spacing="false"/>
    </style:style>
    <style:style style:name="P11" style:family="paragraph" style:parent-style-name="Table_20_Paragraph">
      <style:text-properties style:font-name="Times New Roman" fo:font-size="12pt" fo:font-weight="bold" style:font-size-asian="12pt" style:font-weight-asian="bold"/>
    </style:style>
    <style:style style:name="P12" style:family="paragraph" style:parent-style-name="Table_20_Paragraph">
      <style:paragraph-properties fo:margin-top="0.023cm" fo:margin-bottom="0cm" style:contextual-spacing="false"/>
      <style:text-properties style:font-name="Times New Roman" fo:font-size="12pt" fo:font-weight="bold" style:font-size-asian="12pt" style:font-weight-asian="bold"/>
    </style:style>
    <style:style style:name="P13" style:family="paragraph" style:parent-style-name="Table_20_Paragraph">
      <style:paragraph-properties fo:margin-top="0.037cm" fo:margin-bottom="0cm" style:contextual-spacing="false"/>
      <style:text-properties style:font-name="Times New Roman" fo:font-size="12pt" fo:font-weight="bold" style:font-size-asian="12pt" style:font-weight-asian="bold"/>
    </style:style>
    <style:style style:name="P14" style:family="paragraph" style:parent-style-name="Table_20_Paragraph">
      <style:paragraph-properties fo:margin-top="0.021cm" fo:margin-bottom="0cm" style:contextual-spacing="false"/>
      <style:text-properties style:font-name="Times New Roman" fo:font-size="12pt" fo:font-weight="bold" style:font-size-asian="12pt" style:font-weight-asian="bold"/>
    </style:style>
    <style:style style:name="P15" style:family="paragraph" style:parent-style-name="Table_20_Paragraph">
      <style:paragraph-properties fo:margin-top="0.095cm" fo:margin-bottom="0cm" style:contextual-spacing="false"/>
      <style:text-properties style:font-name="Times New Roman" fo:font-size="12pt" fo:font-weight="bold" style:font-size-asian="12pt" style:font-weight-asian="bold"/>
    </style:style>
    <style:style style:name="P16" style:family="paragraph" style:parent-style-name="Table_20_Paragraph">
      <style:text-properties style:font-name="Times New Roman" fo:font-size="12pt" style:font-size-asian="12pt"/>
    </style:style>
    <style:style style:name="P17" style:family="paragraph" style:parent-style-name="Table_20_Paragraph">
      <style:paragraph-properties fo:margin-left="0.194cm" fo:margin-right="0.27cm" style:line-height-at-least="0.512cm"/>
    </style:style>
    <style:style style:name="P18" style:family="paragraph" style:parent-style-name="Table_20_Paragraph">
      <style:paragraph-properties fo:margin-left="0.194cm" fo:margin-right="0.54cm" style:line-height-at-least="0.512cm" fo:text-indent="0.095cm" style:auto-text-indent="false"/>
      <style:text-properties officeooo:paragraph-rsid="0006a7c6"/>
    </style:style>
    <style:style style:name="P19" style:family="paragraph" style:parent-style-name="Table_20_Paragraph">
      <style:paragraph-properties fo:margin-left="0.385cm" fo:margin-right="0cm" fo:margin-top="0.007cm" fo:margin-bottom="0cm" style:contextual-spacing="false"/>
      <style:text-properties officeooo:paragraph-rsid="0005f6ca"/>
    </style:style>
    <style:style style:name="P20" style:family="paragraph" style:parent-style-name="Table_20_Paragraph">
      <style:paragraph-properties fo:margin-left="0.194cm" fo:margin-right="0.27cm" style:line-height-at-least="0.512cm"/>
      <style:text-properties officeooo:rsid="0006a7c6" officeooo:paragraph-rsid="0006a7c6"/>
    </style:style>
    <style:style style:name="P21" style:family="paragraph" style:parent-style-name="Table_20_Paragraph">
      <style:paragraph-properties fo:margin-left="0.194cm" fo:margin-right="0.54cm" style:line-height-at-least="0.512cm" fo:text-indent="0.095cm" style:auto-text-indent="false"/>
      <style:text-properties officeooo:rsid="0006a7c6" officeooo:paragraph-rsid="0006a7c6"/>
    </style:style>
    <style:style style:name="P22" style:family="paragraph" style:parent-style-name="Table_20_Paragraph">
      <style:paragraph-properties fo:margin-left="0.194cm" fo:margin-right="0.54cm" fo:margin-top="0.263cm" fo:margin-bottom="0cm" style:contextual-spacing="false" fo:text-indent="0.095cm" style:auto-text-indent="false"/>
      <style:text-properties officeooo:rsid="0006a7c6" officeooo:paragraph-rsid="0008f4fd"/>
    </style:style>
    <style:style style:name="P23" style:family="paragraph" style:parent-style-name="Text_20_body" style:master-page-name="Standard">
      <style:paragraph-properties fo:margin-left="0cm" fo:margin-right="0.134cm" fo:margin-top="0.393cm" fo:margin-bottom="0cm" style:contextual-spacing="false" fo:text-align="center" style:justify-single-word="false" style:page-number="auto"/>
    </style:style>
    <style:style style:name="P24" style:family="paragraph" style:parent-style-name="Text_20_body">
      <style:text-properties fo:font-size="10pt" style:font-size-asian="10pt"/>
    </style:style>
    <style:style style:name="P25" style:family="paragraph" style:parent-style-name="Text_20_body">
      <style:paragraph-properties fo:margin-top="0.002cm" fo:margin-bottom="0cm" style:contextual-spacing="false"/>
      <style:text-properties fo:font-size="10pt" style:font-size-asian="10pt"/>
    </style:style>
    <style:style style:name="P26" style:family="paragraph" style:parent-style-name="Text_20_body">
      <style:paragraph-properties fo:margin-top="0.145cm" fo:margin-bottom="0cm" style:contextual-spacing="false"/>
      <style:text-properties fo:font-size="10pt" style:font-size-asian="10pt"/>
    </style:style>
    <style:style style:name="P27" style:family="paragraph" style:parent-style-name="Text_20_body" style:master-page-name="Converted1">
      <style:paragraph-properties fo:margin-top="0.007cm" fo:margin-bottom="0cm" style:contextual-spacing="false" style:page-number="auto"/>
      <style:text-properties fo:font-size="8.5pt" style:font-size-asian="8.5pt"/>
    </style:style>
    <style:style style:name="T1" style:family="text">
      <style:text-properties fo:letter-spacing="-0.026cm"/>
    </style:style>
    <style:style style:name="T2" style:family="text">
      <style:text-properties fo:letter-spacing="-0.037cm"/>
    </style:style>
    <style:style style:name="T3" style:family="text">
      <style:text-properties fo:letter-spacing="-0.023cm"/>
    </style:style>
    <style:style style:name="T4" style:family="text">
      <style:text-properties fo:letter-spacing="-0.007cm"/>
    </style:style>
    <style:style style:name="T5" style:family="text">
      <style:text-properties fo:font-size="10pt" style:font-size-asian="10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-0.019cm" fo:font-weight="bold" style:font-size-asian="12pt" style:font-weight-asian="bold"/>
    </style:style>
    <style:style style:name="T8" style:family="text">
      <style:text-properties fo:font-size="12pt" fo:letter-spacing="-0.016cm" fo:font-weight="bold" style:font-size-asian="12pt" style:font-weight-asian="bold"/>
    </style:style>
    <style:style style:name="T9" style:family="text">
      <style:text-properties fo:font-size="12pt" fo:letter-spacing="-0.016cm" style:font-size-asian="12pt"/>
    </style:style>
    <style:style style:name="T10" style:family="text">
      <style:text-properties fo:font-size="12pt" fo:letter-spacing="-0.018cm" style:font-size-asian="12pt"/>
    </style:style>
    <style:style style:name="T11" style:family="text">
      <style:text-properties fo:font-size="12pt" fo:letter-spacing="-0.018cm" fo:font-weight="bold" style:font-size-asian="12pt" style:font-weight-asian="bold"/>
    </style:style>
    <style:style style:name="T12" style:family="text">
      <style:text-properties fo:font-size="12pt" fo:letter-spacing="-0.018cm" fo:font-weight="normal" style:font-size-asian="12pt" style:font-weight-asian="normal" style:font-weight-complex="normal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006a7c6" style:font-size-asian="12pt"/>
    </style:style>
    <style:style style:name="T15" style:family="text">
      <style:text-properties fo:font-size="12pt" officeooo:rsid="00088cf8" style:font-size-asian="12pt"/>
    </style:style>
    <style:style style:name="T16" style:family="text">
      <style:text-properties fo:font-size="12pt" officeooo:rsid="0008f4fd" style:font-size-asian="12pt"/>
    </style:style>
    <style:style style:name="T17" style:family="text">
      <style:text-properties fo:font-size="12pt" officeooo:rsid="0009e56c" style:font-size-asian="12pt"/>
    </style:style>
    <style:style style:name="T18" style:family="text">
      <style:text-properties fo:font-size="12pt" fo:letter-spacing="-0.014cm" fo:font-weight="bold" style:font-size-asian="12pt" style:font-weight-asian="bold"/>
    </style:style>
    <style:style style:name="T19" style:family="text">
      <style:text-properties fo:font-size="12pt" fo:letter-spacing="-0.014cm" style:font-size-asian="12pt"/>
    </style:style>
    <style:style style:name="T20" style:family="text">
      <style:text-properties fo:font-size="12pt" fo:letter-spacing="-0.004cm" style:font-size-asian="12pt"/>
    </style:style>
    <style:style style:name="T21" style:family="text">
      <style:text-properties fo:font-size="12pt" fo:letter-spacing="-0.004cm" officeooo:rsid="0011a37a" style:font-size-asian="12pt"/>
    </style:style>
    <style:style style:name="T22" style:family="text">
      <style:text-properties fo:font-size="12pt" fo:letter-spacing="-0.004cm" fo:font-weight="bold" style:font-size-asian="12pt" style:font-weight-asian="bold"/>
    </style:style>
    <style:style style:name="T23" style:family="text">
      <style:text-properties fo:font-size="12pt" fo:letter-spacing="-0.004cm" fo:font-weight="normal" style:font-size-asian="12pt" style:font-weight-asian="normal" style:font-weight-complex="normal"/>
    </style:style>
    <style:style style:name="T24" style:family="text">
      <style:text-properties fo:font-size="12pt" fo:letter-spacing="-0.004cm" fo:font-weight="normal" officeooo:rsid="0001336e" style:font-size-asian="12pt" style:font-weight-asian="normal" style:font-weight-complex="normal"/>
    </style:style>
    <style:style style:name="T25" style:family="text">
      <style:text-properties fo:font-size="12pt" fo:letter-spacing="-0.004cm" fo:font-weight="normal" officeooo:rsid="0002f5bb" style:font-size-asian="12pt" style:font-weight-asian="normal" style:font-weight-complex="normal"/>
    </style:style>
    <style:style style:name="T26" style:family="text">
      <style:text-properties fo:font-size="12pt" fo:letter-spacing="-0.004cm" fo:font-weight="normal" officeooo:rsid="0005f6ca" style:font-size-asian="12pt" style:font-weight-asian="normal" style:font-weight-complex="normal"/>
    </style:style>
    <style:style style:name="T27" style:family="text">
      <style:text-properties fo:font-size="12pt" fo:letter-spacing="-0.021cm" fo:font-weight="bold" style:font-size-asian="12pt" style:font-weight-asian="bold"/>
    </style:style>
    <style:style style:name="T28" style:family="text">
      <style:text-properties fo:font-size="12pt" fo:letter-spacing="-0.021cm" style:font-size-asian="12pt"/>
    </style:style>
    <style:style style:name="T29" style:family="text">
      <style:text-properties fo:font-size="12pt" fo:letter-spacing="-0.009cm" fo:font-weight="bold" style:font-size-asian="12pt" style:font-weight-asian="bold"/>
    </style:style>
    <style:style style:name="T30" style:family="text">
      <style:text-properties fo:font-size="12pt" fo:letter-spacing="-0.009cm" fo:font-weight="normal" style:font-size-asian="12pt" style:font-weight-asian="normal" style:font-weight-complex="normal"/>
    </style:style>
    <style:style style:name="T31" style:family="text">
      <style:text-properties fo:font-size="12pt" fo:letter-spacing="0.069cm" fo:font-weight="bold" style:font-size-asian="12pt" style:font-weight-asian="bold"/>
    </style:style>
    <style:style style:name="T32" style:family="text">
      <style:text-properties fo:font-size="12pt" fo:letter-spacing="-0.007cm" fo:font-weight="bold" style:font-size-asian="12pt" style:font-weight-asian="bold"/>
    </style:style>
    <style:style style:name="T33" style:family="text">
      <style:text-properties fo:font-size="12pt" fo:letter-spacing="-0.007cm" style:font-size-asian="12pt"/>
    </style:style>
    <style:style style:name="T34" style:family="text">
      <style:text-properties fo:font-size="12pt" fo:letter-spacing="-0.011cm" style:font-size-asian="12pt"/>
    </style:style>
    <style:style style:name="T35" style:family="text">
      <style:text-properties fo:font-size="12pt" fo:letter-spacing="-0.025cm" style:font-size-asian="12pt"/>
    </style:style>
    <style:style style:name="T36" style:family="text">
      <style:text-properties fo:font-size="12pt" fo:letter-spacing="-0.023cm" style:font-size-asian="12pt"/>
    </style:style>
    <style:style style:name="T37" style:family="text">
      <style:text-properties style:font-name="Times New Roman" fo:font-size="12pt" fo:font-weight="bold" style:font-size-asian="12pt" style:font-weight-asian="bold"/>
    </style:style>
    <style:style style:name="T38" style:family="text">
      <style:text-properties style:font-name="Times New Roman" fo:font-size="12pt" style:font-size-asian="12pt"/>
    </style:style>
    <style:style style:name="T39" style:family="text">
      <style:text-properties fo:font-size="8.5pt" style:font-size-asian="8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">SPSE<text:span text:style-name="T1"> </text:span>Jecna<text:span text:style-name="T2"> </text:span>Test<text:span text:style-name="T3"> </text:span><text:span text:style-name="T4">Case</text:span></text:p>
        <text:p text:style-name="P24" loext:marker-style-name="T5"/>
        <text:p text:style-name="P25" loext:marker-style-name="T5"/>
        <table:table table:name="Tabulka1" table:style-name="Tabulka1">
          <table:table-column table:style-name="Tabulka1.A"/>
          <table:table-column table:style-name="Tabulka1.B"/>
          <table:table-row table:style-name="Tabulka1.1">
            <table:table-cell table:style-name="Tabulka1.A1" office:value-type="string">
              <text:p text:style-name="P1" loext:marker-style-name="T13"><text:span text:style-name="T6">Test</text:span><text:span text:style-name="T7"> </text:span><text:span text:style-name="T6">Case</text:span><text:span text:style-name="T7"> </text:span><text:span text:style-name="T6">ID:</text:span><text:span text:style-name="T8"> </text:span><text:span text:style-name="T10">2</text:span></text:p>
            </table:table-cell>
            <table:table-cell table:style-name="Tabulka1.A1" office:value-type="string">
              <text:p text:style-name="P2" loext:marker-style-name="T13"><text:span text:style-name="T6">Test</text:span><text:span text:style-name="T7"> </text:span><text:span text:style-name="T6">Designed</text:span><text:span text:style-name="T7"> </text:span><text:span text:style-name="T6">by:</text:span><text:span text:style-name="T18"> </text:span><text:span text:style-name="T13">Hynek</text:span><text:span text:style-name="T10"> </text:span><text:span text:style-name="T20">Faktor</text:span></text:p>
            </table:table-cell>
          </table:table-row>
          <table:table-row table:style-name="Tabulka1.2">
            <table:table-cell table:style-name="Tabulka1.A1" table:number-columns-spanned="2" office:value-type="string">
              <text:p text:style-name="P1" loext:marker-style-name="T13"><text:span text:style-name="T6">Test</text:span><text:span text:style-name="T27"> </text:span><text:span text:style-name="T6">Name:</text:span><text:span text:style-name="T12"> </text:span><text:span text:style-name="T26">Přidání nové knihy a autora</text:span></text:p>
            </table:table-cell>
            <table:covered-table-cell/>
          </table:table-row>
          <table:table-row table:style-name="Tabulka1.3">
            <table:table-cell table:style-name="Tabulka1.A1" table:number-columns-spanned="2" office:value-type="string">
              <text:p text:style-name="P1" loext:marker-style-name="T13"><text:span text:style-name="T6">Brief</text:span><text:span text:style-name="T18"> </text:span><text:span text:style-name="T6">description:</text:span><text:span text:style-name="T30"> </text:span><text:span text:style-name="T26">V databázi se po vyplnění dat ve formuláři a po stisknutí submit přidá kniha, autor a taky do tabulky book_authors nový řádek</text:span></text:p>
            </table:table-cell>
            <table:covered-table-cell/>
          </table:table-row>
          <table:table-row table:style-name="Tabulka1.4">
            <table:table-cell table:style-name="Tabulka1.A1" table:number-columns-spanned="2" office:value-type="string">
              <text:p text:style-name="P3" loext:marker-style-name="T13"><text:span text:style-name="T6">Pre-conditions:</text:span><text:span text:style-name="T31"> </text:span><text:span text:style-name="T13">Přečíst</text:span><text:span text:style-name="T9"> </text:span><text:span text:style-name="T13">si</text:span><text:span text:style-name="T19"> </text:span><text:span text:style-name="T20">readme</text:span></text:p>
            </table:table-cell>
            <table:covered-table-cell/>
          </table:table-row>
          <table:table-row table:style-name="Tabulka1.5">
            <table:table-cell table:style-name="Tabulka1.A1" table:number-columns-spanned="2" office:value-type="string">
              <text:p text:style-name="P19" loext:marker-style-name="T13"><text:span text:style-name="T6">Dependencies</text:span><text:span text:style-name="T7"> </text:span><text:span text:style-name="T6">and</text:span><text:span text:style-name="T11"> </text:span><text:span text:style-name="T6">Requirements:</text:span><text:span text:style-name="T23"> </text:span><text:span text:style-name="T24">Visual Studio 2022 a MySQL </text:span><text:span text:style-name="T25">Workbench</text:span></text:p>
            </table:table-cell>
            <table:covered-table-cell/>
          </table:table-row>
        </table:table>
        <text:p text:style-name="P24" loext:marker-style-name="T5"/>
        <text:p text:style-name="P26" loext:marker-style-name="T5"/>
      </text:section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4" loext:marker-style-name="T6"><text:span text:style-name="T32">Step</text:span><text:span text:style-name="T32"/></text:p>
          </table:table-cell>
          <table:table-cell table:style-name="Tabulka2.A1" office:value-type="string">
            <text:p text:style-name="P9" loext:marker-style-name="T6"><text:span text:style-name="T29">Test</text:span><text:span text:style-name="T18"> </text:span><text:span text:style-name="T22">Steps</text:span></text:p>
          </table:table-cell>
          <table:table-cell table:style-name="Tabulka2.A1" office:value-type="string">
            <text:p text:style-name="P10" loext:marker-style-name="T6"><text:span text:style-name="T29">Test</text:span><text:span text:style-name="T18"> </text:span><text:span text:style-name="T32">Data</text:span></text:p>
          </table:table-cell>
          <table:table-cell table:style-name="Tabulka2.A1" office:value-type="string">
            <text:p text:style-name="P9" loext:marker-style-name="T6"><text:span text:style-name="T6">Expected</text:span><text:span text:style-name="T11"> </text:span><text:span text:style-name="T22">Result</text:span></text:p>
          </table:table-cell>
          <table:table-cell table:style-name="Tabulka2.A1" office:value-type="string">
            <text:p text:style-name="P9" loext:marker-style-name="T6"><text:span text:style-name="T32">Notes</text:span><text:span text:style-name="T32"/></text:p>
          </table:table-cell>
        </table:table-row>
        <table:table-row table:style-name="Tabulka2.2">
          <table:table-cell table:style-name="Tabulka2.A2" office:value-type="string">
            <text:p text:style-name="P12" loext:marker-style-name="T37"/>
            <text:p text:style-name="P5" loext:marker-style-name="T13"><text:span text:style-name="T10">1</text:span><text:span text:style-name="T10"/></text:p>
          </table:table-cell>
          <table:table-cell table:style-name="Tabulka2.B2" office:value-type="string">
            <text:p text:style-name="P21" loext:marker-style-name="T13"><text:span text:style-name="T14">S</text:span><text:span text:style-name="T13">pustit program</text:span></text:p>
          </table:table-cell>
          <table:table-cell table:style-name="Tabulka2.C2" office:value-type="string">
            <text:p text:style-name="P16" loext:marker-style-name="T38"/>
          </table:table-cell>
          <table:table-cell table:style-name="Tabulka2.D2" office:value-type="string">
            <text:p text:style-name="P13" loext:marker-style-name="T37"/>
            <text:p text:style-name="P18" loext:marker-style-name="T13"><text:span text:style-name="T17">Z</text:span><text:span text:style-name="T14">obrazí se UI</text:span></text:p>
          </table:table-cell>
          <table:table-cell table:style-name="Tabulka2.E2" office:value-type="string">
            <text:p text:style-name="P16" loext:marker-style-name="T38"/>
          </table:table-cell>
        </table:table-row>
        <table:table-row table:style-name="Tabulka2.3">
          <table:table-cell table:style-name="Tabulka2.A3" office:value-type="string">
            <text:p text:style-name="P14" loext:marker-style-name="T37"/>
            <text:p text:style-name="P5" loext:marker-style-name="T13"><text:span text:style-name="T10">2</text:span><text:span text:style-name="T10"/></text:p>
          </table:table-cell>
          <table:table-cell table:style-name="Tabulka2.B3" office:value-type="string">
            <text:p text:style-name="P22"><text:span text:style-name="T21">V UI je část s názvem “Create new book with new author”. </text:span><text:span text:style-name="T13">Po zadání knihy a autora stačí kliknout na submit</text:span></text:p>
          </table:table-cell>
          <table:table-cell table:style-name="Tabulka2.C3" office:value-type="string">
            <text:p text:style-name="P16" loext:marker-style-name="T38"/>
          </table:table-cell>
          <table:table-cell table:style-name="Tabulka2.D3" office:value-type="string">
            <text:p text:style-name="P20" loext:marker-style-name="T13"><text:span text:style-name="T15">Do output boxu se</text:span><text:span text:style-name="T13"> bud´to </text:span><text:span text:style-name="T15">vypíše</text:span><text:span text:style-name="T13">, že přidání bylo úspěšné, nebo že se něco pokazilo. </text:span><text:span text:style-name="T15">Taky se to projeví v databázi</text:span></text:p>
          </table:table-cell>
          <table:table-cell table:style-name="Tabulka2.E3" office:value-type="string">
            <text:p text:style-name="P16" loext:marker-style-name="T38"/>
          </table:table-cell>
        </table:table-row>
        <table:table-row table:style-name="Tabulka2.4">
          <table:table-cell table:style-name="Tabulka2.A4" office:value-type="string">
            <text:p text:style-name="P11" loext:marker-style-name="T37"/>
            <text:p text:style-name="P11" loext:marker-style-name="T37"/>
            <text:p text:style-name="P15" loext:marker-style-name="T37"/>
            <text:p text:style-name="P6" loext:marker-style-name="T13"><text:span text:style-name="T10">3</text:span><text:span text:style-name="T10"/></text:p>
          </table:table-cell>
          <table:table-cell table:style-name="Tabulka2.B4" office:value-type="string">
            <text:p text:style-name="Table_20_Paragraph" loext:marker-style-name="T37"/>
          </table:table-cell>
          <table:table-cell table:style-name="Tabulka2.C4" office:value-type="string">
            <text:p text:style-name="P16" loext:marker-style-name="T38"/>
          </table:table-cell>
          <table:table-cell table:style-name="Tabulka2.D4" office:value-type="string">
            <text:p text:style-name="P17" loext:marker-style-name="T13"><text:span text:style-name="T13"/></text:p>
          </table:table-cell>
          <table:table-cell table:style-name="Tabulka2.E4" office:value-type="string">
            <text:p text:style-name="P16" loext:marker-style-name="T38"/>
          </table:table-cell>
        </table:table-row>
        <table:table-row table:style-name="Tabulka2.5">
          <table:table-cell table:style-name="Tabulka2.A5" office:value-type="string">
            <text:p text:style-name="P7" loext:marker-style-name="T13"><text:span text:style-name="T10">4</text:span><text:span text:style-name="T10"/></text:p>
          </table:table-cell>
          <table:table-cell table:style-name="Tabulka2.B5" office:value-type="string">
            <text:p text:style-name="P16" loext:marker-style-name="T38"/>
          </table:table-cell>
          <table:table-cell table:style-name="Tabulka2.C5" office:value-type="string">
            <text:p text:style-name="P16" loext:marker-style-name="T38"/>
          </table:table-cell>
          <table:table-cell table:style-name="Tabulka2.D5" office:value-type="string">
            <text:p text:style-name="P16" loext:marker-style-name="T38"/>
          </table:table-cell>
          <table:table-cell table:style-name="Tabulka2.E5" office:value-type="string">
            <text:p text:style-name="P16" loext:marker-style-name="T38"/>
          </table:table-cell>
        </table:table-row>
        <text:soft-page-break/>
        <table:table-row table:style-name="Tabulka2.6">
          <table:table-cell table:style-name="Tabulka2.A6" office:value-type="string">
            <text:p text:style-name="P8" loext:marker-style-name="T13"><text:span text:style-name="T10">5</text:span><text:span text:style-name="T10"/></text:p>
          </table:table-cell>
          <table:table-cell table:style-name="Tabulka2.B6" office:value-type="string">
            <text:p text:style-name="P16" loext:marker-style-name="T38"/>
          </table:table-cell>
          <table:table-cell table:style-name="Tabulka2.C6" office:value-type="string">
            <text:p text:style-name="P16" loext:marker-style-name="T38"/>
          </table:table-cell>
          <table:table-cell table:style-name="Tabulka2.D6" office:value-type="string">
            <text:p text:style-name="P16" loext:marker-style-name="T38"/>
          </table:table-cell>
          <table:table-cell table:style-name="Tabulka2.E6" office:value-type="string">
            <text:p text:style-name="P16" loext:marker-style-name="T38"/>
          </table:table-cell>
        </table:table-row>
      </table:table>
      <text:p text:style-name="P27" loext:marker-style-name="T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cs" fo:country="CZ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20pt" fo:language="cs" fo:country="CZ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cs" fo:country="CZ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cs" fo:country="CZ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.434cm" fo:margin-bottom="0.494cm" fo:margin-left="1.905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434cm" fo:margin-bottom="0.494cm" fo:margin-left="1.905cm" fo:margin-right="2.54cm" style:writing-mode="lr-tb" style:layout-grid-color="#c0c0c0" style:layout-grid-lines="186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jay</meta:initial-creator>
    <dc:title>                                    Test Case Template</dc:title>
    <meta:creation-date>2026-01-11T13:45:17</meta:creation-date>
    <dc:date>2026-01-11T15:08:39.420000000</dc:date>
    <meta:editing-duration>PT22M28S</meta:editing-duration>
    <meta:generator>LibreOffice/7.6.0.3$Windows_X86_64 LibreOffice_project/69edd8b8ebc41d00b4de3915dc82f8f0fc3b6265</meta:generator>
    <meta:editing-cycles>6</meta:editing-cycles>
    <meta:document-statistic meta:table-count="2" meta:image-count="0" meta:object-count="0" meta:page-count="3" meta:paragraph-count="21" meta:word-count="117" meta:character-count="642" meta:non-whitespace-character-count="546"/>
    <meta:user-defined meta:name="AppVersion">12.0000</meta:user-defined>
    <meta:user-defined meta:name="Created" meta:value-type="date">2025-02-18T00:00:00</meta:user-defined>
    <meta:user-defined meta:name="Creator">Writer</meta:user-defined>
    <meta:user-defined meta:name="LastSaved" meta:value-type="date">2025-02-18T00:00:00</meta:user-defined>
    <meta:user-defined meta:name="Producer" meta:value-type="string">LibreOffice 7.6</meta:user-defined>
    <meta:template xlink:type="simple" xlink:actuate="onRequest" xlink:title="Normal" xlink:href=""/>
  </office:meta>
</office:document-meta>
</file>